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4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5.56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2.6896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2271in"/>
    </style:style>
    <style:style style:name="Table2.B" style:family="table-column">
      <style:table-column-properties style:column-width="0.7319in"/>
    </style:style>
    <style:style style:name="Table2.C" style:family="table-column">
      <style:table-column-properties style:column-width="0.730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2.6896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1.2271in"/>
    </style:style>
    <style:style style:name="Table3.B" style:family="table-column">
      <style:table-column-properties style:column-width="0.7319in"/>
    </style:style>
    <style:style style:name="Table3.C" style:family="table-column">
      <style:table-column-properties style:column-width="0.730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2.7465in"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116a"/>
    </style:style>
    <style:style style:name="P3" style:family="paragraph" style:parent-style-name="Standard">
      <style:paragraph-properties fo:text-align="start" style:justify-single-word="false"/>
      <style:text-properties officeooo:rsid="000d465f" officeooo:paragraph-rsid="000d465f"/>
    </style:style>
    <style:style style:name="P4" style:family="paragraph" style:parent-style-name="Standard">
      <style:paragraph-properties fo:text-align="center" style:justify-single-word="false"/>
      <style:text-properties officeooo:rsid="000d465f" officeooo:paragraph-rsid="000d465f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65f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465f" officeooo:paragraph-rsid="000d465f"/>
    </style:style>
    <style:style style:name="P7" style:family="paragraph" style:parent-style-name="Standard">
      <style:paragraph-properties fo:text-align="start" style:justify-single-word="false"/>
      <style:text-properties fo:font-size="8pt" style:text-underline-style="none" officeooo:rsid="000e116a" officeooo:paragraph-rsid="000e116a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65f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465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style:text-underline-style="none" fo:font-weight="normal" officeooo:rsid="000e116a" style:font-size-asian="7pt" style:font-weight-asian="normal" style:font-size-complex="8pt" style:font-weight-complex="normal"/>
    </style:style>
    <style:style style:name="T5" style:family="text">
      <style:text-properties fo:font-size="8pt" style:text-underline-style="none" officeooo:rsid="000e116a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0e116a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rder Form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Name or Company</text:p>
            <text:p text:style-name="P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Shipping Address</text:p>
            <text:p text:style-name="P10"/>
            <text:p text:style-name="P10"/>
          </table:table-cell>
          <table:table-cell table:style-name="Table1.B2" office:value-type="string">
            <text:p text:style-name="P8"/>
          </table:table-cell>
        </table:table-row>
      </table:table>
      <text:p text:style-name="P3"/>
      <text:p text:style-name="P4">Item Selection</text:p>
      <text:p text:style-name="P3">Sensors<text:span text:style-name="T3"> shipping to the US is $0.25 and international is $2.5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Price</text:p>
          </table:table-cell>
          <table:table-cell table:style-name="Table2.C1" office:value-type="string">
            <text:p text:style-name="P10">Quantity </text:p>
          </table:table-cell>
        </table:table-row>
        <table:table-row table:style-name="Table2.1">
          <table:table-cell table:style-name="Table2.A2" office:value-type="string">
            <text:p text:style-name="P10">BMI085</text:p>
          </table:table-cell>
          <table:table-cell table:style-name="Table2.A2" office:value-type="string">
            <text:p text:style-name="P10">$6.89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BMI088</text:p>
          </table:table-cell>
          <table:table-cell table:style-name="Table2.A2" office:value-type="string">
            <text:p text:style-name="P10">$8.00</text:p>
          </table:table-cell>
          <table:table-cell table:style-name="Table2.C2" office:value-type="string">
            <text:p text:style-name="P9"/>
          </table:table-cell>
        </table:table-row>
      </table:table>
      <text:p text:style-name="P4"/>
      <text:p text:style-name="P3">Breakouts <text:span text:style-name="T3">shipping to the US $7-$8 and international TBD upon order. Canada is $14+ and Germany $30+ last checked</text:span></text:p>
      <text:p text:style-name="P3"><text:span text:style-name="T3">Ordering a breakout will automatically upgrade your shipping to the breakout shipping cost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Price</text:p>
          </table:table-cell>
          <table:table-cell table:style-name="Table3.C1" office:value-type="string">
            <text:p text:style-name="P10">Quantity </text:p>
          </table:table-cell>
        </table:table-row>
        <table:table-row table:style-name="Table3.1">
          <table:table-cell table:style-name="Table3.A2" office:value-type="string">
            <text:p text:style-name="P10">BMI085</text:p>
          </table:table-cell>
          <table:table-cell table:style-name="Table3.A2" office:value-type="string">
            <text:p text:style-name="P10">$12.00</text:p>
          </table:table-cell>
          <table:table-cell table:style-name="Table3.C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10">BMI088</text:p>
          </table:table-cell>
          <table:table-cell table:style-name="Table3.A2" office:value-type="string">
            <text:p text:style-name="P10">$15.00</text:p>
          </table:table-cell>
          <table:table-cell table:style-name="Table3.C2" office:value-type="string">
            <text:p text:style-name="P9"/>
          </table:table-cell>
        </table:table-row>
      </table:table>
      <text:p text:style-name="P3"/>
      <text:p text:style-name="P3"/>
      <text:p text:style-name="P3">Shipping Cost:<text:span text:style-name="T2"> <text:s text:c="39"/></text:span><text:span text:style-name="T4">Shipping is from the state of Washington you can use online estimators to see roughly how much it will cost. Shipping labels are done with Stamps.com</text:span></text:p>
      <text:p text:style-name="P3">Total Cost:<text:span text:style-name="T2"> <text:s text:c="45"/></text:span></text:p>
      <text:p text:style-name="P3"><text:span text:style-name="T2"/></text:p>
      <text:p text:style-name="P6">Upon return of this page an invoice will be sent.</text:p>
      <text:p text:style-name="P7">Parts cannot be sent to Russia or states friendly to Russia.</text:p>
      <text:p text:style-name="P7">Parts cannot be sent to most of the middle east due to moral obligations dealing with terrorism.</text:p>
      <text:p text:style-name="P2"><text:span text:style-name="T5">If you have questions about the ability to order parts or question on the items, shipping, or anything you can send an Email to </text:span><text:span text:style-name="T6">satterfieldappliedtechnology@gmail.com</text:span></text:p>
      <text:p text:style-name="P7"/>
      <text:p text:style-name="P7"/>
      <text:p text:style-name="P7">Comments:</text:p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8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1:08:33.829000000</meta:creation-date>
    <dc:date>2022-03-22T11:31:28.616000000</dc:date>
    <meta:editing-duration>PT7M24S</meta:editing-duration>
    <meta:editing-cycles>1</meta:editing-cycles>
    <meta:document-statistic meta:table-count="4" meta:image-count="0" meta:object-count="0" meta:page-count="2" meta:paragraph-count="26" meta:word-count="158" meta:character-count="1036" meta:non-whitespace-character-count="817"/>
    <meta:generator>LibreOffice/6.0.2.1$Windows_X86_64 LibreOffice_project/f7f06a8f319e4b62f9bc5095aa112a65d2f3ac89</meta:generator>
  </office:meta>
</office:document-meta>
</file>